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svg:stroke-width="0.05cm" svg:stroke-color="#000000" draw:marker-start-width="0.28cm" draw:marker-end-width="0.28cm" draw:fill-color="#00000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6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_20__28_var_29_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Line_20_with_20_Fine_20_Dots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4cm" svg:y1="14.2cm" svg:x2="14.6cm" svg:y2="14.2cm">
          <text:p/>
        </draw:line>
        <draw:line draw:style-name="gr1" draw:text-style-name="P1" draw:layer="layout" svg:x1="7.6cm" svg:y1="15.3cm" svg:x2="13.1cm" svg:y2="9.8cm">
          <text:p/>
        </draw:line>
        <draw:line draw:style-name="gr1" draw:text-style-name="P1" draw:layer="layout" svg:x1="8.7cm" svg:y1="14.2cm" svg:x2="8.7cm" svg:y2="9.4cm">
          <text:p/>
        </draw:line>
        <draw:line draw:style-name="gr2" draw:text-style-name="P1" draw:layer="layout" svg:x1="9.1cm" svg:y1="13.8cm" svg:x2="9.6cm" svg:y2="13.8cm">
          <text:p/>
        </draw:line>
        <draw:line draw:style-name="gr2" draw:text-style-name="P1" draw:layer="layout" svg:x1="9.2cm" svg:y1="14.2cm" svg:x2="9.6cm" svg:y2="13.8cm">
          <text:p/>
        </draw:line>
        <draw:g>
          <svg:title>TexMaths</svg:title>
          <svg:desc>22§display§Error</svg:desc>
          <draw:polygon draw:style-name="gr3" draw:layer="layout" svg:width="2.109cm" svg:height="0.529cm" svg:x="7.79cm" svg:y="8.661cm" svg:viewBox="0 0 2110 530" draw:points="1054,530 0,530 0,0 2110,0 2110,530">
            <text:p/>
          </draw:polygon>
          <draw:path draw:style-name="gr4" draw:layer="layout" svg:width="0.563cm" svg:height="0.527cm" svg:x="7.819cm" svg:y="8.663cm" svg:viewBox="0 0 564 528" svg:d="m519 348c2-5 5-11 5-11 0-3 0-9-9-9-7 0-9 4-11 9-51 114-79 167-211 167h-115c-9 0-11 0-15 0-9-2-11-2-11-9 0-2 0-4 4-18l53-211h77c66 0 66 16 66 35 0 5 0 16-7 38 0 4-2 6-2 9 0 4 5 8 11 8s9-4 11-15l44-183c0-4-2-8-9-8s-8 6-11 15c-15 59-30 77-101 77h-72l46-187c6-29 6-31 42-31h110c94 0 116 22 116 86 0 20 0 20-2 42 0 4 0 9 0 13s2 9 9 9c9 0 9-5 11-18l15-134c2-22-2-22-22-22h-391c-16 0-22 0-22 15 0 9 6 9 19 9 29 0 51 0 51 13 0 5 0 5-2 20l-104 409c-8 31-8 38-70 38-13 0-22 0-22 15 0 9 7 9 22 9h403c17 0 17 0 24-13z">
            <text:p/>
          </draw:path>
          <draw:path draw:style-name="gr4" draw:layer="layout" svg:width="0.316cm" svg:height="0.351cm" svg:x="8.43cm" svg:y="8.848cm" svg:viewBox="0 0 317 352" svg:d="m46 297c-2 11-6 31-6 33 0 15 11 22 22 22 8 0 22-7 28-22 2-2 29-108 31-123 7-24 20-79 24-101 5-9 27-47 44-64 7-5 29-24 62-24 20 0 33 8 33 8-22 5-40 22-40 42 0 13 9 29 29 29 22 0 44-18 44-46 0-27-27-51-66-51-51 0-84 37-99 59-7-35-33-59-71-59-35 0-50 31-57 44-13 26-24 73-24 75 0 9 9 9 9 9 9 0 9 0 13-18 13-55 29-92 57-92 13 0 24 6 24 35 0 15-2 24-13 66z">
            <text:p/>
          </draw:path>
          <draw:path draw:style-name="gr4" draw:layer="layout" svg:width="0.316cm" svg:height="0.351cm" svg:x="8.802cm" svg:y="8.848cm" svg:viewBox="0 0 317 352" svg:d="m46 297c-2 11-6 31-6 33 0 15 11 22 22 22 8 0 22-7 28-22 2-2 29-108 31-123 7-24 20-79 24-101 5-9 27-47 44-64 7-5 29-24 62-24 20 0 33 8 33 8-22 5-40 22-40 42 0 13 9 29 29 29 22 0 44-18 44-46 0-27-27-51-66-51-51 0-84 37-99 59-7-35-33-59-71-59-35 0-50 31-57 44-13 26-24 73-24 75 0 9 9 9 9 9 9 0 9 0 13-18 13-55 29-92 57-92 13 0 24 6 24 35 0 15-2 24-13 66z">
            <text:p/>
          </draw:path>
          <draw:path draw:style-name="gr4" draw:layer="layout" svg:width="0.331cm" svg:height="0.351cm" svg:x="9.183cm" svg:y="8.848cm" svg:viewBox="0 0 332 352" svg:d="m332 132c0-81-55-132-123-132-106 0-209 110-209 220 0 77 53 132 123 132 104 0 209-108 209-220zm-207 202c-33 0-68-24-68-83 0-40 20-123 46-163 38-59 82-70 104-70 46 0 68 37 68 83 0 31-15 112-44 163-29 44-70 70-106 70z">
            <text:p/>
          </draw:path>
          <draw:path draw:style-name="gr4" draw:layer="layout" svg:width="0.316cm" svg:height="0.351cm" svg:x="9.55cm" svg:y="8.848cm" svg:viewBox="0 0 317 352" svg:d="m46 297c-2 11-6 31-6 33 0 15 11 22 22 22 8 0 22-7 28-22 2-2 29-108 31-123 7-24 20-79 24-101 5-9 27-47 44-64 7-5 29-24 62-24 20 0 33 8 33 8-22 5-40 22-40 42 0 13 9 29 29 29 22 0 44-18 44-46 0-27-27-51-66-51-51 0-84 37-99 59-7-35-33-59-71-59-35 0-50 31-57 44-13 26-24 73-24 75 0 9 9 9 9 9 9 0 9 0 13-18 13-55 29-92 57-92 13 0 24 6 24 35 0 15-2 24-13 66z">
            <text:p/>
          </draw:path>
        </draw:g>
        <draw:g>
          <svg:title>TexMaths</svg:title>
          <svg:desc>22§display§\beta_2</svg:desc>
          <draw:polygon draw:style-name="gr3" draw:layer="layout" svg:width="0.747cm" svg:height="0.69cm" svg:x="12.9cm" svg:y="9.009cm" svg:viewBox="0 0 748 691" draw:points="374,691 0,691 0,0 748,0 748,691">
            <text:p/>
          </draw:polygon>
          <draw:path draw:style-name="gr4" draw:layer="layout" svg:width="0.421cm" svg:height="0.699cm" svg:x="12.924cm" svg:y="9cm" svg:viewBox="0 0 422 700" svg:d="m422 106c0-58-41-106-105-106-44 0-66 13-93 33-44 31-85 106-101 165l-123 493c0 2 2 9 9 9s9-2 11-4l53-216c15 48 48 77 105 77s115-29 150-62c37-37 61-86 61-143s-28-97-55-116c44-25 88-73 88-130zm-138 130c-11 4-20 4-38 4-11 0-26 2-35-2 2-9 31-7 40-7 15 0 22 0 33 5zm97-148c0 55-31 110-71 134-22-6-37-8-59-8-18 0-62 0-62 24 0 22 40 20 55 20 29 0 40 0 64-9 29 26 33 50 33 86 2 46-15 103-37 134-31 42-84 70-128 70-59 0-88-46-88-101 0-7 0-18 4-33l49-196c17-68 72-191 167-191 44 0 73 24 73 70z">
            <text:p/>
          </draw:path>
          <draw:path draw:style-name="gr4" draw:layer="layout" svg:width="0.239cm" svg:height="0.36cm" svg:x="13.373cm" svg:y="9.304cm" svg:viewBox="0 0 240 361" svg:d="m240 262h-18c-2 11-6 44-15 48-5 5-46 5-53 5h-101c57-51 77-66 110-93 39-30 77-64 77-116 0-66-57-106-128-106-66 0-112 46-112 97 0 28 24 31 29 31 13 0 28-9 28-29 0-11-4-29-31-29 16-39 53-50 80-50 52 0 81 42 81 86 0 48-33 86-51 105l-132 128c-4 7-4 7-4 22h224z">
            <text:p/>
          </draw:path>
        </draw:g>
        <draw:g>
          <svg:title>TexMaths</svg:title>
          <svg:desc>22§display§\beta_1</svg:desc>
          <draw:polygon draw:style-name="gr3" draw:layer="layout" svg:width="0.747cm" svg:height="0.69cm" svg:x="14.7cm" svg:y="13.809cm" svg:viewBox="0 0 748 691" draw:points="374,691 0,691 0,0 748,0 748,691">
            <text:p/>
          </draw:polygon>
          <draw:path draw:style-name="gr4" draw:layer="layout" svg:width="0.421cm" svg:height="0.699cm" svg:x="14.724cm" svg:y="13.8cm" svg:viewBox="0 0 422 700" svg:d="m422 106c0-58-41-106-105-106-44 0-66 13-93 33-44 31-85 106-101 165l-123 493c0 2 2 9 9 9s9-2 11-4l53-216c15 48 48 77 105 77s115-29 150-62c37-37 61-86 61-143s-28-97-55-116c44-25 88-73 88-130zm-138 130c-11 4-20 4-38 4-11 0-26 2-35-2 2-9 31-7 40-7 15 0 22 0 33 5zm97-148c0 55-31 110-71 134-22-6-37-8-59-8-18 0-62 0-62 24 0 22 40 20 55 20 29 0 40 0 64-9 29 26 33 50 33 86 2 46-15 103-37 134-31 42-84 70-128 70-59 0-88-46-88-101 0-7 0-18 4-33l49-196c17-68 72-191 167-191 44 0 73 24 73 70z">
            <text:p/>
          </draw:path>
          <draw:path draw:style-name="gr4" draw:layer="layout" svg:width="0.197cm" svg:height="0.36cm" svg:x="15.197cm" svg:y="14.104cm" svg:viewBox="0 0 198 361" svg:d="m123 15c0-15-2-15-17-15-33 35-84 35-106 35v20c13 0 48 0 79-15v277c0 18 0 24-55 24h-20v20c9 0 77-2 97-2 16 0 84 2 97 2v-20h-20c-55 0-55-6-55-24z">
            <text:p/>
          </draw:path>
        </draw:g>
        <draw:custom-shape draw:style-name="gr5" draw:text-style-name="P1" draw:layer="layout" svg:width="3.2cm" svg:height="0.7cm" svg:x="9.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304cm" svg:height="2.657cm" draw:transform="skewX (-0.0185004900711399) rotate (-1.09275064467365) translate (11.937762305057cm 10.5333388823393cm)" svg:viewBox="0 0 2305 2658" svg:d="m0 2658c3914 1 1657-2658 1657-2658">
          <text:p/>
        </draw:path>
        <draw:path draw:style-name="gr7" draw:text-style-name="P1" draw:layer="layout" svg:width="1.589cm" svg:height="1.501cm" draw:transform="rotate (-1.33220981804727) translate (11.9cm 11.6cm)" svg:viewBox="0 0 1590 1502" svg:d="m252 1502c3151-263-252-1502-252-1502">
          <text:p/>
        </draw:path>
        <draw:path draw:style-name="gr8" draw:text-style-name="P1" draw:layer="layout" svg:width="1.354cm" svg:height="0.493cm" draw:transform="rotate (-1.33220981804727) translate (10.9797568386204cm 12.0833139831884cm)" svg:viewBox="0 0 1355 494" svg:d="m0 494c1358-82 1331-397 1355-494">
          <text:p/>
        </draw:path>
        <draw:custom-shape draw:style-name="gr9" draw:text-style-name="P1" draw:layer="layout" svg:width="0.2cm" svg:height="0.2cm" svg:x="11.2cm" svg:y="13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svg:title>TexMaths</svg:title>
          <svg:desc>22§display§\bm{\beta}^*</svg:desc>
          <draw:polygon draw:style-name="gr3" draw:layer="layout" svg:width="0.855cm" svg:height="0.723cm" svg:x="12.5cm" svg:y="13.2cm" svg:viewBox="0 0 856 724" draw:points="429,724 0,724 0,0 856,0 856,724">
            <text:p/>
          </draw:polygon>
          <draw:path draw:style-name="gr4" draw:layer="layout" svg:width="0.494cm" svg:height="0.694cm" svg:x="12.513cm" svg:y="13.229cm" svg:viewBox="0 0 495 695" svg:d="m2 673-2 11c0 11 11 11 18 11 17 0 17-2 22-17 2-13 48-198 48-200 33 55 92 77 154 77 156 0 244-119 244-221 0-55-24-83-50-103 28-24 59-75 59-128 0-66-46-103-121-103-110 0-224 86-253 198zm352-440c-17 13-37 13-48 13-2 0-38 0-38-6 0-11 38-11 49-11 13 0 24 0 37 4zm27-26c-25-7-47-7-62-7-24 0-88 0-88 42 0 33 46 33 75 33 13 0 48 0 81-15 7 11 9 28 9 41 0 27-20 122-44 161s-62 64-110 64c-73 0-134-44-134-112 0-16 4-33 6-40 11-46 36-147 47-183 24-83 118-162 211-162 28 0 44 13 44 44 0 24-18 103-35 134z">
            <text:p/>
          </draw:path>
          <draw:path draw:style-name="gr4" draw:layer="layout" svg:width="0.219cm" svg:height="0.232cm" svg:x="13.088cm" svg:y="13.2cm" svg:viewBox="0 0 220 233" svg:d="m128 117c44-20 63-27 77-33 11-5 15-7 15-18 0-9-7-18-15-18-5 0-7 0-14 7l-72 48 9-79c0-11 0-24-18-24-7 0-18 4-18 15 0 7 3 22 5 29 0 9 4 46 4 59l-72-48c-5-4-7-7-11-7-11 0-18 9-18 18 0 11 7 15 11 18l81 33c-44 19-63 26-77 33-11 4-15 6-15 17 0 9 7 18 18 18 2 0 4 0 11-5l72-50-9 88c0 11 11 15 18 15s18-4 18-15c0-5-3-22-3-27-2-8-6-48-6-61l64 44c15 11 15 11 22 11 8 0 15-9 15-18 0-11-7-13-11-15z">
            <text:p/>
          </draw:path>
        </draw:g>
        <draw:line draw:style-name="gr10" draw:text-style-name="P1" draw:layer="layout" svg:x1="12.4cm" svg:y1="13.5cm" svg:x2="11.6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TakaoPGothic" style:font-family-generic="roman" style:font-pitch="variable" fo:font-size="18pt" style:letter-kerning="true" style:font-family-asian="TakaoP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zumura </meta:initial-creator>
    <meta:creation-date>2015-12-06T23:26:21</meta:creation-date>
    <dc:date>2015-12-06T23:41:28</dc:date>
    <dc:creator>suzumura </dc:creator>
    <meta:editing-duration>PT13M37S</meta:editing-duration>
    <meta:editing-cycles>7</meta:editing-cycles>
    <meta:generator>LibreOffice/4.0.4.2$Linux_X86_64 LibreOffice_project/9e9821abd0ffdbc09cd8c52eaa574fa09eb08f2</meta:generator>
    <meta:document-statistic meta:object-count="30"/>
  </office:meta>
</office:document-meta>
</file>